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Ubunto" svg:font-family="Ubunto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o" fo:font-size="14pt" officeooo:rsid="00176c49" officeooo:paragraph-rsid="00176c49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o" fo:font-size="14pt" officeooo:rsid="0018898a" officeooo:paragraph-rsid="0018898a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o" fo:font-size="14pt" officeooo:rsid="001c27ad" officeooo:paragraph-rsid="001c27ad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o" fo:font-size="14pt" officeooo:rsid="001c8fac" officeooo:paragraph-rsid="001c8fac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o" fo:font-size="14pt" officeooo:rsid="001e2b79" officeooo:paragraph-rsid="001e2b79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o" fo:font-size="14pt" fo:font-weight="bold" officeooo:rsid="0018898a" officeooo:paragraph-rsid="0018898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style:font-name="Ubunto" fo:font-size="14pt" fo:font-weight="bold" officeooo:rsid="0018898a" officeooo:paragraph-rsid="00190e7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50%"/>
      <style:text-properties style:font-name="Ubunto" fo:font-size="14pt" fo:font-weight="bold" officeooo:rsid="001ac947" officeooo:paragraph-rsid="001ac947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style:font-name="Ubunto" fo:font-size="14pt" officeooo:rsid="001f1354" officeooo:paragraph-rsid="001f1354" style:font-size-asian="12.25pt" style:font-size-complex="14pt"/>
    </style:style>
    <style:style style:name="P10" style:family="paragraph" style:parent-style-name="Standard">
      <style:paragraph-properties fo:line-height="150%"/>
      <style:text-properties style:font-name="Ubunto" fo:font-size="14pt" officeooo:rsid="001fbbeb" officeooo:paragraph-rsid="001fbbeb" style:font-size-asian="12.25pt" style:font-size-complex="14pt"/>
    </style:style>
    <style:style style:name="P11" style:family="paragraph" style:parent-style-name="Standard">
      <style:paragraph-properties fo:line-height="150%"/>
      <style:text-properties style:font-name="Ubunto" fo:font-size="14pt" officeooo:rsid="001fbbeb" officeooo:paragraph-rsid="00217985" style:font-size-asian="12.25pt" style:font-size-complex="14pt"/>
    </style:style>
    <style:style style:name="P12" style:family="paragraph" style:parent-style-name="Standard">
      <style:paragraph-properties fo:line-height="150%"/>
      <style:text-properties style:font-name="Ubunto" fo:font-size="14pt" officeooo:rsid="002c6340" officeooo:paragraph-rsid="002c6340" style:font-size-asian="12.25pt" style:font-size-complex="14pt"/>
    </style:style>
    <style:style style:name="P13" style:family="paragraph" style:parent-style-name="Standard">
      <style:paragraph-properties fo:line-height="150%"/>
      <style:text-properties style:font-name="Ubunto" fo:font-size="14pt" fo:font-weight="bold" officeooo:rsid="00234a00" officeooo:paragraph-rsid="00234a00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style:font-name="Ubunto" fo:font-size="14pt" fo:font-weight="bold" officeooo:rsid="0023c04a" officeooo:paragraph-rsid="0023c04a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style:font-name="Ubunto" fo:font-size="14pt" fo:font-weight="bold" officeooo:rsid="00241c1f" officeooo:paragraph-rsid="00241c1f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style:font-name="Ubunto" fo:font-size="14pt" fo:font-weight="bold" officeooo:rsid="0026815a" officeooo:paragraph-rsid="0026815a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style:font-name="Ubunto" fo:font-size="14pt" fo:font-weight="bold" officeooo:rsid="0026815a" officeooo:paragraph-rsid="0028cc79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style:font-name="Ubunto" fo:font-size="14pt" fo:font-weight="bold" officeooo:rsid="0028cc79" officeooo:paragraph-rsid="0028cc79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line-height="150%"/>
      <style:text-properties style:font-name="Ubunto" fo:font-size="14pt" fo:font-weight="bold" officeooo:rsid="002a1367" officeooo:paragraph-rsid="002a1367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line-height="150%"/>
      <style:text-properties style:font-name="Ubunto" fo:font-size="14pt" fo:font-weight="bold" officeooo:rsid="002a1367" officeooo:paragraph-rsid="002b74ac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line-height="150%"/>
      <style:text-properties style:font-name="Ubunto" fo:font-size="14pt" fo:font-weight="bold" officeooo:rsid="002b74ac" officeooo:paragraph-rsid="002b74ac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7985" style:font-weight-asian="bold" style:font-weight-complex="bold"/>
    </style:style>
    <style:style style:name="T3" style:family="text">
      <style:text-properties style:font-name="Ubunto" fo:font-weight="normal" officeooo:rsid="000f2cbf" style:font-size-asian="14pt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0e74" style:font-weight-asian="normal" style:font-weight-complex="normal"/>
    </style:style>
    <style:style style:name="T6" style:family="text">
      <style:text-properties fo:font-weight="normal" officeooo:rsid="002b74ac" style:font-weight-asian="normal" style:font-weight-complex="normal"/>
    </style:style>
    <style:style style:name="T7" style:family="text">
      <style:text-properties officeooo:rsid="001e2b79"/>
    </style:style>
    <style:style style:name="T8" style:family="text">
      <style:text-properties officeooo:rsid="001fbbeb"/>
    </style:style>
    <style:style style:name="T9" style:family="text">
      <style:text-properties officeooo:rsid="00217985"/>
    </style:style>
    <style:style style:name="T10" style:family="text">
      <style:text-properties officeooo:rsid="00234a00"/>
    </style:style>
    <style:style style:name="T11" style:family="text">
      <style:text-properties officeooo:rsid="0028cc79"/>
    </style:style>
    <style:style style:name="T12" style:family="text">
      <style:text-properties officeooo:rsid="002b74ac"/>
    </style:style>
    <style:style style:name="T13" style:family="text">
      <style:text-properties officeooo:rsid="002cd1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it init</text:span>: Cria um repositorio</text:p>
      <text:p text:style-name="P2"><text:span text:style-name="T1">Git status</text:span><text:span text:style-name="T4">:</text:span> <text:s/><text:span text:style-name="T3">Mostra um relatório do repositorio</text:span></text:p>
      <text:p text:style-name="P6">Git add<text:span text:style-name="T4">: </text:span><text:bookmark-start text:name="__DdeLink__368_1693697648"/><text:span text:style-name="T4">Prepara um arquivo especifico para ser commitado</text:span><text:bookmark-end text:name="__DdeLink__368_1693697648"/></text:p>
      <text:p text:style-name="P8">Git add . <text:span text:style-name="T4">: Prepara todos os arquivos para serem commitados</text:span></text:p>
      <text:p text:style-name="P7">Git rm --cached<text:span text:style-name="T4">: </text:span><text:span text:style-name="T5">Tira um arquivo da preparação para ser commitado</text:span></text:p>
      <text:p text:style-name="P3"><text:bookmark-start text:name="__DdeLink__370_1693697648"/><text:span text:style-name="T1">G</text:span><text:bookmark-end text:name="__DdeLink__370_1693697648"/><text:span text:style-name="T1">it commit -m “ <text:s/>“</text:span>: Faz um commit com uma mensagem embutida</text:p>
      <text:p text:style-name="P4"><text:span text:style-name="T1">Git log</text:span>: <text:span text:style-name="T7">Mostra</text:span> o historico de <text:s/>commits</text:p>
      <text:p text:style-name="P5"><text:span text:style-name="T1">Git log --oneline</text:span>: Mostra o historico de commits condensado</text:p>
      <text:p text:style-name="P9"><text:span text:style-name="T1">Git checkout</text:span>: Navega entre as versões <text:span text:style-name="T10">e branchs</text:span> do repositorio</text:p>
      <text:p text:style-name="P12"><text:span text:style-name="T1">Git checkout -b</text:span>: Cria <text:span text:style-name="T13">uma </text:span>nova branch e navega para ela</text:p>
      <text:p text:style-name="P9"><text:span text:style-name="T1">Git revert</text:span>: Reverte todas as alterações da versão <text:span text:style-name="T8">e cria uma nova</text:span></text:p>
      <text:p text:style-name="P10"><text:bookmark-start text:name="__DdeLink__52_258030643"/><text:span text:style-name="T1">Git reset</text:span>:<text:bookmark-end text:name="__DdeLink__52_258030643"/> <text:span text:style-name="T9">Desfaz todas versões até a versão / commit desejada</text:span></text:p>
      <text:p text:style-name="P11"><text:span text:style-name="T1">Git reset <text:s/>--</text:span><text:span text:style-name="T2">hard</text:span>: <text:span text:style-name="T9">Reseta o repositorio até a versão / commit desejada</text:span></text:p>
      <text:p text:style-name="P13">Git branch<text:span text:style-name="T4">: Lista todas as branchs do repositorio</text:span></text:p>
      <text:p text:style-name="P13">Git branch *nome<text:span text:style-name="T4">: Cria uma nova branch baseada na main (principal)</text:span></text:p>
      <text:p text:style-name="P14"><text:bookmark-start text:name="__DdeLink__54_258030643"/>Git branch -d<text:span text:style-name="T4">:</text:span><text:bookmark-end text:name="__DdeLink__54_258030643"/><text:span text:style-name="T4"> Deleta a branch</text:span></text:p>
      <text:p text:style-name="P14">Git branch -D<text:span text:style-name="T4">: Força a exclusão da branch</text:span></text:p>
      <text:p text:style-name="P15">Git merge<text:span text:style-name="T4">: Faz um merge, puxa o alvo pra branch atual</text:span></text:p>
      <text:p text:style-name="P17"><text:bookmark-start text:name="__DdeLink__422_2580306431"/>Git push<text:bookmark-end text:name="__DdeLink__422_2580306431"/><text:span text:style-name="T4">: Envia todas as alterações para o repositorio remoto</text:span></text:p>
      <text:p text:style-name="P16"><text:bookmark-start text:name="__DdeLink__425_258030643"/><text:bookmark-start text:name="__DdeLink__422_258030643"/>Git push<text:bookmark-end text:name="__DdeLink__422_258030643"/> <text:span text:style-name="T11">origin</text:span><text:span text:style-name="T4">: Envia todas as alterações para o repositorio remoto</text:span><text:bookmark-end text:name="__DdeLink__425_258030643"/></text:p>
      <text:p text:style-name="P21">Git pull<text:span text:style-name="T4">: Envia as alterações do repositorio remoto para o local</text:span></text:p>
      <text:p text:style-name="P20"><text:span text:style-name="T12">Git pull origin</text:span><text:span text:style-name="T6">: </text:span><text:bookmark-start text:name="__DdeLink__428_258030643"/><text:span text:style-name="T6">Envia as alterações do repositorio remoto para o local</text:span><text:bookmark-end text:name="__DdeLink__428_258030643"/></text:p>
      <text:p text:style-name="P18">Git remote -v<text:span text:style-name="T4">: Mostra pra onde o push e o fetch serão enviados</text:span></text:p>
      <text:p text:style-name="P19">Git clone<text:span text:style-name="T4">: Clona um repositorio remoto para a maquina (remoto → local)</text:span></text:p>
      <text:p text:style-name="P20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Ubunto" svg:font-family="Ubunto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8-23T10:52:38.835924142</meta:creation-date>
    <dc:date>2022-08-24T11:26:03.709222478</dc:date>
    <meta:editing-duration>PT3H35M6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24" meta:word-count="243" meta:character-count="1363" meta:non-whitespace-character-count="1143"/>
  </office:meta>
</office:document-meta>
</file>